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complex="Times New Roman"/>
    </style:style>
    <style:style style:name="T2" style:family="text">
      <style:text-properties fo:font-weight="normal" style:font-weight-asian="normal" style:font-name-complex="Times New Roman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hua M. Grant</text:p>
      <text:p text:style-name="P1">51 Mount Dennis Dr</text:p>
      <text:p text:style-name="P1">North York, Ontario, Canada</text:p>
      <text:p text:style-name="P1">Home Phone: (647) 341-0926, Cell: (647) 240-0961</text:p>
      <text:p text:style-name="P1"/>
      <text:p text:style-name="Standard">McGraw-Hill Publishing</text:p>
      <text:p text:style-name="Standard">Toronto, Ontario</text:p>
      <text:p text:style-name="Standard"/>
      <text:p text:style-name="Standard"/>
      <text:p text:style-name="Standard"/>
      <text:p text:style-name="Standard"/>
      <text:p text:style-name="Standard">To Whom It May Concern,</text:p>
      <text:p text:style-name="Standard"/>
      <text:p text:style-name="Standard"><text:span text:style-name="T1">The purpose of this letter is to convey my interest in pursuing a </text:span><text:span text:style-name="T2">position with McGraw-Hill Publishing</text:span><text:span text:style-name="T1">. My strengths in abstract and analytical problem solving, combined with my high aptitude with computer applications and programming, make me well suited for the position. <text:s/></text:span>My communication skills have been proven effective, within academic and workplace settings. <text:s/><text:span text:style-name="T1">My outgoing personality </text:span>would be an asset when working in a team, particularly my strong communication skills which work with a variety of personalities. I have recently completed my Master's degree in Applied Mathematics, and am also currently searching for a challenging position to suit my career goals. </text:p>
      <text:p text:style-name="Standard"/>
      <text:p text:style-name="Standard">In my previous role at Cerebral Diagnostics, a small biotechnology start-up company, I advised the team on scientific and technical matters relating to our work in EEG in pain and migraine research. A large part of this role was writing and maintaining MATLAB scripts for data analysis and file I/O. In addition, I modified software for our mechanical pain stimulator, which was written mostly in Basic with some Visual Basic. I also had exposure to using SQL via MySQL, and am comfortable building database tables, retrieving data through queries and manipulating existing entries. In this role and my studies as a graduate student have made me quite familiar with searching for scholarly articles and data both online and offline. I also have a particular passion for financial and macroeconomic topics, such as interest rate calculations, forecasting and statisical analysis of financial data. </text:p>
      <text:p text:style-name="Standard"/>
      <text:p text:style-name="Standard">I am a self-starter who can take initiative as well as follow the leadership of others. My experiences working for a science-based start-up company and being a mathematics graduate student has helped solidify my ability to work independently. I also have a strong sense of responsibility and dedication to my work. These characteristics, along with my research background and technical knowledge, make me a prime candidate for this position. I thrive in positions where I have chances to apply my skills and knowledge to challenging problems. I have attached my resume for your perusal, and I look forward to speaking with you to discuss this position further. </text:p>
      <text:p text:style-name="Standard"/>
      <text:p text:style-name="Standard">Thank you for your consideration.</text:p>
      <text:p text:style-name="Standard"/>
      <text:p text:style-name="Standard">Sincerely, </text:p>
      <text:p text:style-name="Standard"/>
      <text:p text:style-name="Standard"/>
      <text:p text:style-name="Standard">Joshua G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76cm" fo:margin-bottom="0.176cm" fo:orphans="2" fo:widows="2" fo:hyphenation-ladder-count="no-limit"/>
      <style:text-properties style:font-name="Verdana" fo:font-size="9pt" style:letter-kerning="true" style:font-name-asian="Arial Unicode MS" style:font-size-asian="9pt" style:font-name-complex="Arial Unicode MS" style:font-size-complex="9pt" fo:hyphenate="true" fo:hyphenation-remain-char-count="2" fo:hyphenation-push-char-count="2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Joshua Grant</dc:title>
    <meta:initial-creator>Joshua Grant</meta:initial-creator>
    <meta:creation-date>2009-04-07T22:26:00</meta:creation-date>
    <dc:creator>Josh Grant</dc:creator>
    <dc:date>2010-10-06T16:11:59</dc:date>
    <meta:editing-cycles>44</meta:editing-cycles>
    <meta:editing-duration>PT05H14M20S</meta:editing-duration>
    <meta:document-statistic meta:table-count="0" meta:image-count="0" meta:object-count="0" meta:page-count="1" meta:paragraph-count="13" meta:word-count="386" meta:character-count="2458"/>
    <meta:user-defined meta:name="Info 1"/>
    <meta:user-defined meta:name="Info 2"/>
    <meta:user-defined meta:name="Info 3"/>
    <meta:user-defined meta:name="Info 4"/>
  </office:meta>
</office:document-meta>
</file>